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36ae34" officeooo:paragraph-rsid="0060bfde"/>
    </style:style>
    <style:style style:name="P2" style:family="paragraph" style:parent-style-name="Text_20_body">
      <style:text-properties officeooo:paragraph-rsid="00639ff9"/>
    </style:style>
    <style:style style:name="P3" style:family="paragraph" style:parent-style-name="Text_20_body">
      <style:text-properties officeooo:rsid="00645f26" officeooo:paragraph-rsid="00645f26"/>
    </style:style>
    <style:style style:name="P4" style:family="paragraph" style:parent-style-name="Text_20_body">
      <style:text-properties officeooo:paragraph-rsid="00654668"/>
    </style:style>
    <style:style style:name="P5" style:family="paragraph" style:parent-style-name="Text_20_body">
      <style:text-properties officeooo:rsid="00654668" officeooo:paragraph-rsid="00654668"/>
    </style:style>
    <style:style style:name="P6" style:family="paragraph" style:parent-style-name="Text_20_body" style:list-style-name="L2">
      <style:text-properties officeooo:rsid="00654668" officeooo:paragraph-rsid="00654668"/>
    </style:style>
    <style:style style:name="P7" style:family="paragraph" style:parent-style-name="Text_20_body" style:list-style-name="L2">
      <style:text-properties officeooo:rsid="00654668" officeooo:paragraph-rsid="006a7ea0"/>
    </style:style>
    <style:style style:name="P8" style:family="paragraph" style:parent-style-name="Text_20_body" style:list-style-name="L3">
      <style:text-properties officeooo:rsid="00654668" officeooo:paragraph-rsid="00654668"/>
    </style:style>
    <style:style style:name="P9" style:family="paragraph" style:parent-style-name="Text_20_body" style:list-style-name="L3">
      <style:text-properties officeooo:rsid="00654668" officeooo:paragraph-rsid="006a7ea0"/>
    </style:style>
    <style:style style:name="P10" style:family="paragraph" style:parent-style-name="Text_20_body" style:list-style-name="L3">
      <style:text-properties officeooo:rsid="00654668" officeooo:paragraph-rsid="006e6b9f"/>
    </style:style>
    <style:style style:name="P11" style:family="paragraph" style:parent-style-name="Text_20_body" style:list-style-name="L2">
      <style:text-properties officeooo:paragraph-rsid="00654668"/>
    </style:style>
    <style:style style:name="P12" style:family="paragraph" style:parent-style-name="Text_20_body" style:list-style-name="L2">
      <style:text-properties officeooo:paragraph-rsid="006a7ea0"/>
    </style:style>
    <style:style style:name="P13" style:family="paragraph" style:parent-style-name="Text_20_body" style:list-style-name="L3">
      <style:text-properties officeooo:rsid="0067d058" officeooo:paragraph-rsid="0067d058"/>
    </style:style>
    <style:style style:name="P14" style:family="paragraph" style:parent-style-name="Text_20_body">
      <style:text-properties officeooo:rsid="0067d058" officeooo:paragraph-rsid="0067d058"/>
    </style:style>
    <style:style style:name="P15" style:family="paragraph" style:parent-style-name="Text_20_body">
      <style:text-properties officeooo:rsid="00685424" officeooo:paragraph-rsid="00685424"/>
    </style:style>
    <style:style style:name="P16" style:family="paragraph" style:parent-style-name="Text_20_body" style:list-style-name="L4">
      <style:text-properties officeooo:rsid="00685424" officeooo:paragraph-rsid="00685424"/>
    </style:style>
    <style:style style:name="P17" style:family="paragraph" style:parent-style-name="Text_20_body" style:list-style-name="L5">
      <style:text-properties officeooo:rsid="00685424" officeooo:paragraph-rsid="0068cd9b"/>
    </style:style>
    <style:style style:name="P18" style:family="paragraph" style:parent-style-name="Text_20_body" style:list-style-name="L5">
      <style:text-properties officeooo:rsid="00685424" officeooo:paragraph-rsid="00685424"/>
    </style:style>
    <style:style style:name="P19" style:family="paragraph" style:parent-style-name="Text_20_body">
      <style:text-properties officeooo:paragraph-rsid="00685424"/>
    </style:style>
    <style:style style:name="P20" style:family="paragraph" style:parent-style-name="Text_20_body" style:list-style-name="L2">
      <style:text-properties officeooo:rsid="006a7ea0" officeooo:paragraph-rsid="006a7ea0"/>
    </style:style>
    <style:style style:name="P21" style:family="paragraph" style:parent-style-name="Text_20_body">
      <style:text-properties officeooo:rsid="006a7ea0" officeooo:paragraph-rsid="006a7ea0"/>
    </style:style>
    <style:style style:name="P22" style:family="paragraph" style:parent-style-name="Text_20_body" style:list-style-name="L3">
      <style:text-properties officeooo:rsid="006b8bcd" officeooo:paragraph-rsid="006b8bcd"/>
    </style:style>
    <style:style style:name="P23" style:family="paragraph" style:parent-style-name="Text_20_body">
      <style:text-properties officeooo:rsid="006e6b9f" officeooo:paragraph-rsid="006e6b9f"/>
    </style:style>
    <style:style style:name="P24" style:family="paragraph" style:parent-style-name="Text_20_body" style:list-style-name="L3">
      <style:text-properties officeooo:rsid="006e6b9f" officeooo:paragraph-rsid="006e6b9f"/>
    </style:style>
    <style:style style:name="P25" style:family="paragraph" style:parent-style-name="Text_20_body" style:list-style-name="L3">
      <style:text-properties officeooo:rsid="006e7724" officeooo:paragraph-rsid="006e7724"/>
    </style:style>
    <style:style style:name="P26" style:family="paragraph" style:parent-style-name="Text_20_body" style:list-style-name="L3">
      <style:text-properties officeooo:rsid="006e7724" officeooo:paragraph-rsid="0070a6f6"/>
    </style:style>
    <style:style style:name="P27" style:family="paragraph" style:parent-style-name="Text_20_body">
      <style:text-properties officeooo:rsid="006e7724" officeooo:paragraph-rsid="0070a6f6"/>
    </style:style>
    <style:style style:name="P28" style:family="paragraph" style:parent-style-name="Text_20_body">
      <style:text-properties officeooo:rsid="0070a6f6" officeooo:paragraph-rsid="0070a6f6"/>
    </style:style>
    <style:style style:name="P29" style:family="paragraph" style:parent-style-name="Heading_20_2">
      <style:text-properties officeooo:rsid="00619832"/>
    </style:style>
    <style:style style:name="T1" style:family="text">
      <style:text-properties fo:font-size="7pt" officeooo:rsid="003a148c" style:font-size-asian="7pt" style:font-size-complex="7pt"/>
    </style:style>
    <style:style style:name="T2" style:family="text">
      <style:text-properties fo:font-size="7pt" officeooo:rsid="002efa7f" style:font-size-asian="7pt" style:font-size-complex="7pt"/>
    </style:style>
    <style:style style:name="T3" style:family="text">
      <style:text-properties fo:font-size="7pt" officeooo:rsid="0060bfde" style:font-size-asian="7pt" style:font-size-complex="7pt"/>
    </style:style>
    <style:style style:name="T4" style:family="text">
      <style:text-properties fo:font-size="7pt" officeooo:rsid="00619832" style:font-size-asian="7pt" style:font-size-complex="7pt"/>
    </style:style>
    <style:style style:name="T5" style:family="text">
      <style:text-properties officeooo:rsid="0062872d"/>
    </style:style>
    <style:style style:name="T6" style:family="text">
      <style:text-properties officeooo:rsid="00639ff9"/>
    </style:style>
    <style:style style:name="T7" style:family="text">
      <style:text-properties officeooo:rsid="00645f26"/>
    </style:style>
    <style:style style:name="T8" style:family="text">
      <style:text-properties officeooo:rsid="00654668"/>
    </style:style>
    <style:style style:name="T9" style:family="text">
      <style:text-properties officeooo:rsid="0067d058"/>
    </style:style>
    <style:style style:name="T10" style:family="text">
      <style:text-properties officeooo:rsid="00685424"/>
    </style:style>
    <style:style style:name="T11" style:family="text">
      <style:text-properties officeooo:rsid="0068cd9b"/>
    </style:style>
    <style:style style:name="T12" style:family="text">
      <style:text-properties officeooo:rsid="006a7ea0"/>
    </style:style>
    <style:style style:name="T13" style:family="text">
      <style:text-properties officeooo:rsid="006b8bcd"/>
    </style:style>
    <style:style style:name="T14" style:family="text">
      <style:text-properties officeooo:rsid="006ceb00"/>
    </style:style>
    <style:style style:name="T15" style:family="text">
      <style:text-properties officeooo:rsid="006e6b9f"/>
    </style:style>
    <style:style style:name="T16" style:family="text">
      <style:text-properties officeooo:rsid="006f21e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9" text:outline-level="2"><text:span text:style-name="T5">Programming mic</text:span>ro-controller <text:span text:style-name="T5">flash over network</text:span></text:h>
      <text:p text:style-name="P1"><text:span text:style-name="T1">1</text:span><text:span text:style-name="T4">90905</text:span><text:span text:style-name="T2">, updated </text:span><text:span text:style-name="T4">5</text:span><text:span text:style-name="T2">.</text:span><text:span text:style-name="T3">9</text:span><text:span text:style-name="T2">.2019/pekka</text:span></text:p>
      <text:p text:style-name="Text_20_body">The code executed by a micro-controller is typically stored in on chip flash memory. There are <text:s/>alternatives, but this is definitely the main stay. It is important that the code is executed “directly” from flash, thus one cannot overwrite the code being executed.</text:p>
      <text:h text:style-name="Heading_20_3" text:outline-level="3">Code upload while running IO board</text:h>
      <text:p text:style-name="Text_20_body">Upload code when IO device is running normally. Since we are using secure communication protocol where the IO device has been identified by the control computer, we must have the normal IO device code running when transferring the program to the IO device. It is unrealistic that we would have a boot loader which could do TLS negotiation and identify the IO device.</text:p>
      <text:h text:style-name="Heading_20_3" text:outline-level="3">A word about flash memory</text:h>
      <text:p text:style-name="Text_20_body">Just a couple of words about how flash memory works. When executing code or reading data. the flash memory is like RAM, consequent memory addresses to read from. Same almost goes for writing, except one can write only 0 bits to flash, never ones. To write meaningful data to flash, area of flash needs first to be erased. Here is when it gets tricky and chip specific. </text:p>
      <text:p text:style-name="Text_20_body">Erasing is filling a block of flash memory with ones. Typically these blocks are quite large, for example 8kB. On some micro-controllers are erasable blocks have same size, on others beginning of flash address space has smaller blocks which get bigger towards higher addresses.</text:p>
      <text:p text:style-name="P2"><text:span text:style-name="T6">There are micro-controller specific “registers” for controlling flash write protection, erasing the blocks and for selecting boot bank. </text:span></text:p>
      <text:h text:style-name="Heading_20_3" text:outline-level="3">Dual bank feature is used, if it is available</text:h>
      <text:p text:style-name="P3">Some micro-controller have something called dual bank feature. It allows flash memory to be divided into two banks, which can be swapped. Dual bank feature makes thing simple. If it is not available, we need to add some complexity.</text:p>
      <text:h text:style-name="Heading_20_3" text:outline-level="3">Flash programming <text:span text:style-name="T10">and data</text:span> using “dual bank”</text:h>
      <text:p text:style-name="P4"><text:span text:style-name="T8">The </text:span>“dual bank” feature <text:span text:style-name="T7">allows flash memory to be divided into two banks, which can be swapped. For example by default, active bank 0 is in address 0x000000 and bank 1 in address 0x100000, and at boot we start executing software from address 0. If we set bank 1 to be active bank, then at next boot bank 0 is in address 0x100000 and bank 1 in address 0x000000, and at boot we start executing software from address 0. Effectively booting from bank 1. Note: Be careful when programming the flash, often erasing doesn’t care which bank is active, but writing to flash does. The flash partitions are:</text:span></text:p>
      <text:list xml:id="list1992465683" text:style-name="L2">
        <text:list-item>
          <text:p text:style-name="P11"><text:span text:style-name="T8">Bank 0 code</text:span></text:p>
        </text:list-item>
        <text:list-item>
          <text:p text:style-name="P6">Bank 0 data</text:p>
        </text:list-item>
        <text:list-item>
          <text:p text:style-name="P6">Bank 1 code</text:p>
        </text:list-item>
        <text:list-item>
          <text:p text:style-name="P6">Bank 1 data </text:p>
        </text:list-item>
      </text:list>
      <text:p text:style-name="P4"/>
      <text:p text:style-name="P5"><text:span text:style-name="T12">Software u</text:span>pdate procedure: </text:p>
      <text:list xml:id="list3765179972" text:style-name="L3">
        <text:list-item>
          <text:p text:style-name="P8">If bank 0 is active, erase “bank 1 code”. Otherwise if bank 1 is active, erase “bank 0 code”.</text:p>
        </text:list-item>
        <text:list-item>
          <text:p text:style-name="P8">While software is received <text:span text:style-name="T9">(trough SSL socket) </text:span>write it to address <text:span text:style-name="T7">0x100000 </text:span>(this is the higher address bank, code is being executed from bank with lower address).</text:p>
        </text:list-item>
        <text:list-item>
          <text:p text:style-name="P13">Once whole program has been transferred verify that the program was written correctly.</text:p>
        </text:list-item>
        <text:list-item>
          <text:p text:style-name="P13"><text:soft-page-break/>If all is good, and only if, switch active bank to another one.</text:p>
        </text:list-item>
      </text:list>
      <text:p text:style-name="P14"/>
      <text:p text:style-name="P14">This should prevent corruption of program, even the power or connection would be lost at any time during the IO device software update.</text:p>
      <text:p text:style-name="P4"/>
      <text:p text:style-name="P15">We also need to write data to flash. This includes network configuration, device’s user name and password and possibly client certificate, etc. In addition there may be IO device application data to write. The procedure for writing is:</text:p>
      <text:list xml:id="list282219103" text:style-name="L4">
        <text:list-item>
          <text:p text:style-name="P16">Erase “b<text:span text:style-name="T8">ank 0 data” </text:span>partition as needed, write data and checksum for the data. </text:p>
        </text:list-item>
        <text:list-item>
          <text:p text:style-name="P16">Verify that this is written correct. If not, try again.</text:p>
        </text:list-item>
        <text:list-item>
          <text:p text:style-name="P16">Erase “b<text:span text:style-name="T8">ank </text:span>1<text:span text:style-name="T8"> data” </text:span>partition as needed, write data and checksum for the data. </text:p>
        </text:list-item>
        <text:list-item>
          <text:p text:style-name="P16">Verify that this is written correct. If not, try again.</text:p>
        </text:list-item>
      </text:list>
      <text:p text:style-name="P15"/>
      <text:p text:style-name="P15">Thus bank 0 and bank 1 should contain exactly the same data, except if power is lost during saving. Validity check relies on check sum. Reading procedure is. </text:p>
      <text:list xml:id="list2077701918" text:style-name="L5">
        <text:list-item>
          <text:p text:style-name="P18">Read data and checksum from “b<text:span text:style-name="T8">ank 0 data”. </text:span>If the checksum matches to data, we are done.</text:p>
        </text:list-item>
        <text:list-item>
          <text:p text:style-name="P17"><text:span text:style-name="T11">If getting data from bank 0 failed, try bank 1. </text:span>Read data and checksum from “b<text:span text:style-name="T8">ank 1 data”. </text:span>If the checksum matches to data, we are done. <text:span text:style-name="T11">If both banks fail, we need to initialize data with defaults.</text:span></text:p>
        </text:list-item>
      </text:list>
      <text:p text:style-name="P19"/>
      <text:h text:style-name="Heading_20_3" text:outline-level="3">Without dual bank feature</text:h>
      <text:p text:style-name="Text_20_body">We divide the available flash memory into <text:span text:style-name="T12">five </text:span>“partitions”. I borrow here hard drive term, here it simply means range of flash memory reserved for a specific use.</text:p>
      <text:list xml:id="list233819147538377" text:continue-list="list1992465683" text:style-name="L2">
        <text:list-item>
          <text:p text:style-name="P12"><text:span text:style-name="T12">Boot update check code</text:span></text:p>
        </text:list-item>
        <text:list-item>
          <text:p text:style-name="P7"><text:span text:style-name="T12">active code</text:span></text:p>
        </text:list-item>
        <text:list-item>
          <text:p text:style-name="P7"><text:span text:style-name="T12">downloaded code</text:span></text:p>
        </text:list-item>
        <text:list-item>
          <text:p text:style-name="P7"><text:span text:style-name="T12">active data</text:span></text:p>
        </text:list-item>
        <text:list-item>
          <text:p text:style-name="P20">backup data</text:p>
        </text:list-item>
      </text:list>
      <text:p text:style-name="P21"/>
      <text:p text:style-name="P21">Software update procedure:</text:p>
      <text:list xml:id="list233819318431342" text:continue-list="list3765179972" text:style-name="L3">
        <text:list-item>
          <text:p text:style-name="P9"><text:span text:style-name="T12">E</text:span>rase “<text:span text:style-name="T12">downloaded </text:span>code”. </text:p>
        </text:list-item>
        <text:list-item>
          <text:p text:style-name="P9">While <text:span text:style-name="T13">updated IO device program </text:span>is received <text:span text:style-name="T9">(trough SSL socket) </text:span>write it to “<text:span text:style-name="T12">downloaded </text:span>code”.</text:p>
        </text:list-item>
        <text:list-item>
          <text:p text:style-name="P22">Once the whole program has been received, verify it. <text:span text:style-name="T14">If no good, report error and quit the update.</text:span></text:p>
        </text:list-item>
        <text:list-item>
          <text:p text:style-name="P22">If all fine, calculate checksum for the new version of the program and mark that “we got new software”. The “mark” and checksum can be stored at very beginning of “downloaded code”.</text:p>
        </text:list-item>
        <text:list-item>
          <text:p text:style-name="P22">We may reboot the micro-controller automatically at this point.</text:p>
        </text:list-item>
      </text:list>
      <text:p text:style-name="Text_20_body"/>
      <text:p text:style-name="P23">Boot procedure.</text:p>
      <text:list xml:id="list233819620209455" text:continue-numbering="true" text:style-name="L3">
        <text:list-item>
          <text:p text:style-name="P24">Start executing code within “boot update check code” partition.</text:p>
        </text:list-item>
        <text:list-item>
          <text:p text:style-name="P10"><text:span text:style-name="T15">Check if we have new program in </text:span>“<text:span text:style-name="T12">downloaded </text:span>code” <text:span text:style-name="T15">with “mark” and matching checksum</text:span>. </text:p>
        </text:list-item>
        <text:list-item>
          <text:p text:style-name="P24">If not, jump to beginning of “<text:span text:style-name="T12">active code” </text:span>partition and start running IO. Done with this procedure.</text:p>
        </text:list-item>
        <text:list-item>
          <text:p text:style-name="P24"><text:soft-page-break/>Copy code from “downloaded code” to “active code” partition. </text:p>
        </text:list-item>
        <text:list-item>
          <text:p text:style-name="P25">Verify that copying went correctly. If not, <text:span text:style-name="T16">reboot to try again.</text:span></text:p>
        </text:list-item>
        <text:list-item>
          <text:p text:style-name="P26">Clear “mark” in <text:span text:style-name="T8">“downloaded code”. </text:span>This <text:span text:style-name="T16">prevents copying at next boot. Alternatively whole “downloaded code” can be erased.</text:span></text:p>
        </text:list-item>
      </text:list>
      <text:p text:style-name="P27"/>
      <text:p text:style-name="P28">Writing and reading data is quite similar to operation with dual bank feature. When writing, the data with checksum is written to both “active data” and “backup data” partitions. When reading any of the two with good checksum is accepted. If neither has good check sum, we default to initial values.</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5%"/>
      <style:text-properties fo:font-size="10.5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Contents" style:display-name="List Contents" style:family="paragraph" style:parent-style-name="Standard" style:class="html">
      <style:paragraph-properties fo:margin-left="0.3937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0402in" loext:contextual-spacing="false" fo:text-indent="0in" style:auto-text-indent="false"/>
      <style:text-properties style:font-name="Noto Sans1" fo:font-family="'Noto Sans'" style:font-style-name="Bold" style:font-family-generic="swiss" style:font-pitch="variable" fo:font-size="14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0299in" loext:contextual-spacing="false" fo:text-indent="0in" style:auto-text-indent="false"/>
      <style:text-properties style:font-name="Noto Sans1" fo:font-family="'Noto Sans'" style:font-style-name="Bold" style:font-family-generic="swiss" style:font-pitch="variable" fo:font-size="13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1in" fo:margin-bottom="0.0299in" loext:contextual-spacing="false" fo:text-indent="0in" style:auto-text-indent="false"/>
      <style:text-properties fo:font-size="10.5pt"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7T17:01:06.053858073</meta:creation-date>
    <dc:date>2019-09-05T23:38:17.441174759</dc:date>
    <meta:editing-duration>PT14H15M59S</meta:editing-duration>
    <meta:editing-cycles>82</meta:editing-cycles>
    <meta:generator>LibreOffice/6.2.4.2$Linux_X86_64 LibreOffice_project/20$Build-2</meta:generator>
    <meta:document-statistic meta:table-count="0" meta:image-count="0" meta:object-count="0" meta:page-count="3" meta:paragraph-count="52" meta:word-count="981" meta:character-count="5607" meta:non-whitespace-character-count="4697"/>
  </office:meta>
</office:document-meta>
</file>